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614cm"/>
    </style:style>
    <style:style style:name="Tableau1.C" style:family="table-column">
      <style:table-column-properties style:column-width="2.055cm"/>
    </style:style>
    <style:style style:name="Tableau1.D" style:family="table-column">
      <style:table-column-properties style:column-width="2.429cm"/>
    </style:style>
    <style:style style:name="Tableau1.E" style:family="table-column">
      <style:table-column-properties style:column-width="1.991cm"/>
    </style:style>
    <style:style style:name="Tableau1.F" style:family="table-column">
      <style:table-column-properties style:column-width="5.105cm"/>
    </style:style>
    <style:style style:name="Tableau1.G" style:family="table-column">
      <style:table-column-properties style:column-width="4.04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 style:master-page-name="Standard">
      <style:paragraph-properties style:page-number="auto" fo:break-before="page"/>
    </style:style>
    <style:style style:name="P3" style:family="paragraph" style:parent-style-name="Table_20_Contents">
      <style:text-properties style:font-name-asian="Cambria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4" text:outline-level="1">FICHE D'ITERATION 1 – 23/10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Table_20_Contents">GUIEU Christophe</text:p>
          </table:table-cell>
          <table:table-cell table:style-name="Auteurs.B2" office:value-type="string">
            <text:p text:style-name="Table_20_Contents">RASOLO Guillaume</text:p>
            <text:p text:style-name="Table_20_Contents">PLONG Michael</text:p>
          </table:table-cell>
          <table:table-cell table:style-name="Auteurs.C2" office:value-type="string">
            <text:p text:style-name="Table_20_Contents"/>
          </table:table-cell>
        </table:table-row>
        <table:table-row>
          <table:table-cell table:style-name="Auteurs.B3" office:value-type="string">
            <text:p text:style-name="Table_20_Contents">Rédigé le :23/10</text:p>
          </table:table-cell>
          <table:table-cell table:style-name="Auteurs.B3" office:value-type="string">
            <text:p text:style-name="Table_20_Contents">Approuvé le :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3">BATTISTA Yann</text:p>
            <text:p text:style-name="P3">BEN NASR Riadh</text:p>
            <text:p text:style-name="P3">MIRETTI Yoan</text:p>
            <text:p text:style-name="P3">PLONG Michael</text:p>
            <text:p text:style-name="P3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>1.0</text:p>
          </table:table-cell>
          <table:table-cell table:style-name="historique.C2" office:value-type="string">
            <text:p text:style-name="Table_20_Contents">GUIEU Christophe</text:p>
          </table:table-cell>
          <table:table-cell table:style-name="historique.C2" office:value-type="string">
            <text:p text:style-name="Table_20_Contents">23/10</text:p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BATTISTA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ompte rendu</text:p>
            <text:p text:style-name="Table_20_Contents">extern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Spécifications</text:p>
          </table:table-cell>
          <table:table-cell table:style-name="Tableau1.A2" office:value-type="string">
            <text:p text:style-name="Table_20_Contents">24/10</text:p>
          </table:table-cell>
          <table:table-cell table:style-name="Tableau1.A2" office:value-type="string">
            <text:p text:style-name="Table_20_Contents">27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Fiche itération 1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  <text:p text:style-name="Table_20_Contents">PLONG</text:p>
          </table:table-cell>
          <table:table-cell table:style-name="Tableau1.A2" office:value-type="string">
            <text:p text:style-name="Table_20_Contents">Création du PAQ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7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  <text:p text:style-name="Table_20_Contents">BEN NASR</text:p>
          </table:table-cell>
          <table:table-cell table:style-name="Tableau1.A2" office:value-type="string">
            <text:p text:style-name="Table_20_Contents">Analyse des risqu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7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réation planning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TTISTA</text:p>
          </table:table-cell>
          <table:table-cell table:style-name="Tableau1.A2" office:value-type="string">
            <text:p text:style-name="Table_20_Contents">Fiche itération 2 prévisionnelle</text:p>
          </table:table-cell>
          <table:table-cell table:style-name="Tableau1.A2" office:value-type="string">
            <text:p text:style-name="Table_20_Contents">4/10</text:p>
          </table:table-cell>
          <table:table-cell table:style-name="Tableau1.A2" office:value-type="string">
            <text:p text:style-name="Table_20_Contents">4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BEN NASR</text:p>
          </table:table-cell>
          <table:table-cell table:style-name="Tableau1.A2" office:value-type="string">
            <text:p text:style-name="Table_20_Contents">Prototype :</text:p>
            <text:p text:style-name="Table_20_Contents">réseau simpl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Prototype :</text:p>
            <text:p text:style-name="Table_20_Contents">événements</text:p>
            <text:p text:style-name="Table_20_Contents">souris/clavier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>BATTISTA</text:p>
          </table:table-cell>
          <table:table-cell table:style-name="Tableau1.A2" office:value-type="string">
            <text:p text:style-name="Table_20_Contents">Prototype :</text:p>
            <text:p text:style-name="Table_20_Contents">déplacement imag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  <text:p text:style-name="Table_20_Contents">MIRETTI</text:p>
          </table:table-cell>
          <table:table-cell table:style-name="Tableau1.A2" office:value-type="string">
            <text:p text:style-name="Table_20_Contents">Prototype :</text:p>
            <text:p text:style-name="Table_20_Contents">son/musique</text:p>
          </table:table-cell>
          <table:table-cell table:style-name="Tableau1.A2" office:value-type="string">
            <text:p text:style-name="Table_20_Contents">23/10</text:p>
          </table:table-cell>
          <table:table-cell table:style-name="Tableau1.A2" office:value-type="string">
            <text:p text:style-name="Table_20_Contents">3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Création DAF</text:p>
          </table:table-cell>
          <table:table-cell table:style-name="Tableau1.A2" office:value-type="string">
            <text:p text:style-name="Table_20_Contents">2/10</text:p>
          </table:table-cell>
          <table:table-cell table:style-name="Tableau1.A2" office:value-type="string">
            <text:p text:style-name="Table_20_Contents">4/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0-23T16:29:23</dc:date>
    <dc:creator>GUIEU Christophe</dc:creator>
    <meta:editing-duration>PT1H39M48S</meta:editing-duration>
    <meta:editing-cycles>8</meta:editing-cycles>
    <meta:generator>LibreOffice/3.5$Linux_x86 LibreOffice_project/350m1$Build-2</meta:generator>
    <meta:document-statistic meta:table-count="5" meta:image-count="0" meta:object-count="0" meta:page-count="3" meta:paragraph-count="104" meta:word-count="165" meta:character-count="979" meta:non-whitespace-character-count="918"/>
  </office:meta>
</office:document-meta>
</file>